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6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&gt;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style-name="ce1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8"/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--------</text:p>
          </table:table-cell>
          <table:table-cell table:style-name="ce1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/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--------</text:p>
          </table:table-cell>
          <table:table-cell table:style-name="ce1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W2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8" office:value-type="string" calcext:value-type="string">
            <text:p>--------</text:p>
          </table:table-cell>
          <table:table-cell table:style-name="ce1" table:number-columns-repeated="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0:55:25.588125761</meta:creation-date>
    <dc:date>2020-06-08T11:07:21.233577976</dc:date>
    <meta:editing-duration>PT1M45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